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paragraph-rsid="002146c2"/>
    </style:style>
    <style:style style:name="P8" style:family="paragraph" style:parent-style-name="Text_20_body">
      <style:paragraph-properties fo:text-align="justify" style:justify-single-word="false"/>
      <style:text-properties officeooo:rsid="001ec86e" officeooo:paragraph-rsid="002146c2"/>
    </style:style>
    <style:style style:name="P9" style:family="paragraph" style:parent-style-name="Text_20_body">
      <style:text-properties officeooo:rsid="002146c2" officeooo:paragraph-rsid="002146c2"/>
    </style:style>
    <style:style style:name="P10" style:family="paragraph" style:parent-style-name="Heading_20_1">
      <style:paragraph-properties fo:break-before="page"/>
      <style:text-properties style:use-window-font-color="true" loext:opacity="0%" officeooo:rsid="001db56a" officeooo:paragraph-rsid="001ec86e"/>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Text_20_body" style:list-style-name="L1">
      <style:text-properties officeooo:paragraph-rsid="002146c2"/>
    </style:style>
    <style:style style:name="P14" style:family="paragraph" style:parent-style-name="Text_20_body" style:list-style-name="L2">
      <style:text-properties officeooo:paragraph-rsid="002146c2"/>
    </style:style>
    <style:style style:name="P15" style:family="paragraph" style:parent-style-name="Text_20_body" style:list-style-name="L2">
      <style:text-properties officeooo:rsid="002146c2" officeooo:paragraph-rsid="002146c2"/>
    </style:style>
    <style:style style:name="P16" style:family="paragraph" style:parent-style-name="Text_20_body" style:list-style-name="L3">
      <style:text-properties officeooo:paragraph-rsid="002146c2"/>
    </style:style>
    <style:style style:name="P17" style:family="paragraph" style:parent-style-name="Text_20_body" style:list-style-name="L4">
      <style:text-properties officeooo:paragraph-rsid="002146c2"/>
    </style:style>
    <style:style style:name="P18" style:family="paragraph" style:parent-style-name="Text_20_body">
      <style:text-properties officeooo:paragraph-rsid="002146c2"/>
    </style:style>
    <style:style style:name="T1" style:family="text">
      <style:text-properties officeooo:rsid="00036993"/>
    </style:style>
    <style:style style:name="T2" style:family="text">
      <style:text-properties officeooo:rsid="002146c2"/>
    </style:style>
    <style:style style:name="T3" style:family="text">
      <style:text-properties style:use-window-font-color="true" loext:opacity="0%" officeooo:rsid="002146c2"/>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146c2"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2146c2" style:font-weight-asian="bold" style:font-weight-complex="bold"/>
    </style:style>
    <style:style style:name="T9" style:family="text">
      <style:text-properties fo:font-style="normal" officeooo:rsid="002146c2"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__RefHeading___Toc2062_637504427 Copy 1"/>Developing with AutomataCI<text:bookmark-end text:name="__RefHeading___Toc2062_637504427 Copy 1"/></text:h>
      <text:p text:style-name="P7"><text:span text:style-name="T3">Before we begin, on behalf of AutomataCI development team, we </text:span>Thank you for your interest in contributing towards AutomataCI source codes <text:span text:style-name="T2">and building with us for your project. This section covers all the necessary technical specifications in order to develop for AutomataCI or for your project customization.</text:span></text:p>
      <text:p text:style-name="P7"/>
      <text:h text:style-name="Heading_20_2" text:outline-level="2">Tech Requirements</text:h>
      <text:p text:style-name="Text_20_body">To be seamlessly compatible with the OS natively, the entire AutomataCI is created using only POSIX compliant shell (not BASH) <text:span text:style-name="T2">or “POSIX Shell” </text:span>scripts and Windows’ PowerShell scripts. At its root, to make the interfaces unified, the Polygot Script (<text:a xlink:type="simple" xlink:href="https://github.com/ChewKeanHo/PolygotScript" text:style-name="Internet_20_link" text:visited-style-name="Visited_20_Internet_20_Link">https://github.com/ChewKeanHo/PolygotScript</text:a>) is used where the POSIX <text:span text:style-name="T2">S</text:span>hell and <text:span text:style-name="T2">PowerShell</text:span> are unified into a single file called “<text:span text:style-name="T5">ci.</text:span><text:span text:style-name="T6">sh.ps1</text:span><text:span text:style-name="T9">”</text:span>.</text:p>
      <text:p text:style-name="P7"/>
      <text:p text:style-name="P7">Generally speaking, you only need the following <text:span text:style-name="T2">technical </text:span>knowledge <text:span text:style-name="T2">to operate AutomataCI (as in developing your own CI recipes and etc):</text:span></text:p>
      <text:list text:style-name="L1">
        <text:list-item>
          <text:p text:style-name="P13"><text:span text:style-name="T7">POSIX Shell Scripting (not BASH)</text:span> – for all UNIX OSes including Apple MacOS; AND</text:p>
        </text:list-item>
        <text:list-item>
          <text:p text:style-name="P13"><text:span text:style-name="T7">Windows PowerShell</text:span> – for Windows OS.</text:p>
        </text:list-item>
      </text:list>
      <text:p text:style-name="P7"/>
      <text:p text:style-name="P7">To <text:span text:style-name="T2">develop with AutomataCI</text:span>, you need a very deep understanding about them as AutomataCI always cross-translate them to make sure its functionalities are working on as many systems as possible.</text:p>
      <text:p text:style-name="P7"/>
      <text:h text:style-name="P12" text:outline-level="3">POSIX Shell</text:h>
      <text:p text:style-name="P7"><text:span text:style-name="T2">Branded as “POSIX Shell” </text:span>(not to be confused with BASH shell)<text:span text:style-name="T2">, it </text:span>is an UNIX execution scripting language meant for UNIX operating systems like Linux – Debian, BSD – Debian, OSX – Mac, and etc. To be POSIX compliant, you must first understand and familiarize yourself with BASH scripting and then works yourself towards POSIX compliant shell:</text:p>
      <text:list text:style-name="L2">
        <text:list-item>
          <text:p text:style-name="P14">Things like array, lowercase string changes, double square quote comparison (<text:span text:style-name="T4">[[ … ]]</text:span>) are <text:span text:style-name="T2">unavailable; AND</text:span></text:p>
        </text:list-item>
        <text:list-item>
          <text:p text:style-name="P15">Use primitive shell runtime like Dash (<text:span text:style-name="T4">/bin/dash</text:span>) to validate your POSIX Shell script instead of the usual <text:span text:style-name="T4">/bin/sh</text:span> which is usually pointing <text:span text:style-name="T4">/bin/bash</text:span> runtime.</text:p>
        </text:list-item>
        <text:list-item>
          <text:p text:style-name="P14">you can run it on both Linux and MacOS OSes without additional modifications <text:span text:style-name="T2">and special conditions</text:span> and they both work as expected.</text:p>
        </text:list-item>
      </text:list>
      <text:p text:style-name="P7">AutomataCI prioritize Linux and MacOS OSes using POSIX compliant shell. If you’re new, reading the codes from the <text:span text:style-name="T4">automataCI/services</text:span>/ libraries <text:span text:style-name="T2">to obtain</text:span> some good production-grade <text:span text:style-name="T2">ideas.</text:span> </text:p>
      <text:p text:style-name="P7"/>
      <text:h text:style-name="Heading_20_3" text:outline-level="3">Powershell</text:h>
      <text:p text:style-name="P7"><text:span text:style-name="T7">Powershell is solely used for Windows OS</text:span> despite Microsoft permits its installation elsewhere. AutomataCI prohibits the latter for the fact since the installation requires Microsoft telemetry feature to be installed which breaks a perfectly fine UNIX operating system. Unlike OSX in Mac ecosystem, to date, <text:span text:style-name="T4">Microsoft Windows is still incompatible with POSIX shell without Linux subsystem (which is Linux VM-like anyway)</text:span>.</text:p>
      <text:p text:style-name="P7">Like most Microsoft’s products pipelines, PowerShell also come with its caveats and dramas <text:span text:style-name="T2">where AutomataCI had solved them in its coding style section.</text:span></text:p>
      <text:p text:style-name="P7"/>
      <text:h text:style-name="P11" text:outline-level="2">Release Strategy</text:h>
      <text:p text:style-name="P7">AutomataCI uses Semantic Versioning system (<text:a xlink:type="simple" xlink:href="https://semver.org/" text:style-name="Internet_20_link" text:visited-style-name="Visited_20_Internet_20_Link">https://semver.org/</text:a>) to manage its release versions. To ensure sorting compatibility, a “<text:span text:style-name="T4">v-</text:span>” prefix is added to each version number when published.</text:p>
      <text:p text:style-name="P7"/>
      <text:p text:style-name="P7">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7"/>
      <text:p text:style-name="P7"><text:span text:style-name="T2">Only i</text:span>n special (and rare) cases, AutomataCI may deploy release candidate (<text:span text:style-name="T4">~rcN</text:span>) strategy to perform external ecosystem testing where:</text:p>
      <text:list text:style-name="L3">
        <text:list-item>
          <text:p text:style-name="P16"><text:span text:style-name="T4">N</text:span> is candidate number; AND</text:p>
        </text:list-item>
        <text:list-item>
          <text:p text:style-name="P16"><text:span text:style-name="T7">always uses tilde (~) and not dash (-)</text:span> to avoid conflicting with some mainline distributing ecosystems.</text:p>
        </text:list-item>
      </text:list>
      <text:p text:style-name="P7"/>
      <text:p text:style-name="Frame_20_contents"><text:span text:style-name="T7">REMEMBER</text:span>: All release candidates ARE NOT a latest release.</text:p>
      <text:p text:style-name="Text_20_body"/>
      <text:h text:style-name="P11" text:outline-level="2">Upstreaming Process</text:h>
      <text:p text:style-name="P9">In the case of developing for AutomataCI involving upstreaming the code changes to the AutomataCI original repository, the steps are described in the sub-sections.</text:p>
      <text:h text:style-name="Heading_20_3" text:outline-level="3">Raise an Issue Ticket in Forum</text:h>
      <text:p text:style-name="Text_20_body">Start-off by raising an issue ticket in the designated forum (usually GitHub) and discuss about it. You will be surprised how much this helps to expedite problem solving and sometimes time, don’t have to do much at all.</text:p>
      <text:h text:style-name="Heading_20_3" text:outline-level="3">Clone the AutomataCI repository and Perform Development</text:h>
      <text:p text:style-name="Text_20_body">Please clone the original AutomataCI repository and develop there. The upstream maintainers only accepts AutomataCI upstream repository only and shall reject any patches not from those repository.</text:p>
      <text:h text:style-name="Heading_20_3" text:outline-level="3">Set Patches / Pull Request, Code Review</text:h>
      <text:p text:style-name="Text_20_body">Once done, please make it available for the maintainers to code review your changes. You can git format patch your commits and upload it into your issue ticket raised earlier.</text:p>
      <text:h text:style-name="Heading_20_3" text:outline-level="3">Acceptance</text:h>
      <text:p text:style-name="P7">There are 2 possible acceptance outcomes depending on how you approach the maintainers:</text:p>
      <text:list text:style-name="L4">
        <text:list-item>
          <text:p text:style-name="P17">If you’re sent in by patch, the maintainer shall apply it to the repo and signed it using his/her GPG key; <text:span text:style-name="T2">OR</text:span></text:p>
        </text:list-item>
        <text:list-item>
          <text:p text:style-name="P17">If you’re sent in by pull request, the maintainer shall perform merging locally and signed it using his/her GPG key, accepting your pull request to the upstream and then force push to override the unsigned commits.</text:p>
        </text:list-item>
      </text:list>
      <text:p text:style-name="P7">At this point, you’re done for your part. <text:span text:style-name="T2">Once again,</text:span> <text:span text:style-name="T2">t</text:span>hank you <text:span text:style-name="T2">for developing with AutomataCI.</text:span></text:p>
      <text:p text:style-name="P7"/>
      <text:h text:style-name="P11" text:outline-level="2">Coding Styles</text:h>
      <text:p text:style-name="P9">This section covers the coding styles that is compatible for both shells types and its rationale behinds them.</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5</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4</text:page-number><text:s/><text:span text:style-name="MT1">of </text:span><text:page-count>5</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5</text:page-number><text:s/><text:span text:style-name="MT1">of </text:span><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6H4M50S</meta:editing-duration>
    <meta:editing-cycles>26</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16:08:54.338199426</dc:date>
    <dc:creator>Kean Ho Chew</dc:creator>
    <meta:document-statistic meta:table-count="0" meta:image-count="0" meta:object-count="0" meta:page-count="5" meta:paragraph-count="44" meta:word-count="824" meta:character-count="5318" meta:non-whitespace-character-count="4552"/>
    <meta:template xlink:type="simple" xlink:actuate="onRequest" xlink:title="Official Book" xlink:href="../../templates/Book.ott" meta:date="2023-11-17T20:33:17.245827505"/>
  </office:meta>
</office:document-meta>
</file>